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8757145949070575"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915487928858627960"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99033177961718254"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34292040663047525"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720825266560538484"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551860441859629957" text:style-name="L6">
        <text:list-item>
          <text:list>
            <text:list-header>
              <text:p text:style-name="P118"><text:span text:style-name="T1">Warm up:</text:span> 0.2 mile jog and rest 2 minutes</text:p>
              <text:p text:style-name="P11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428356948102640270"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3326678254295783356"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41294746" text:continue-list="list2428356948102640270"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789782528103682768"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303306"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310426"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318435" text:continue-numbering="true" text:style-name="L9">
        <text:list-item>
          <text:list>
            <text:list-header>
              <text:p text:style-name="P119">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298448"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315629"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3753012372603169947"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text:soft-page-break/>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4T21:09:19.95</dc:date>
    <dc:creator>James Lombardi</dc:creator>
    <meta:editing-duration>P9DT1H14M13S</meta:editing-duration>
    <meta:editing-cycles>769</meta:editing-cycles>
    <meta:generator>OpenOffice/4.1.2$Win32 OpenOffice.org_project/412m3$Build-9782</meta:generator>
    <meta:document-statistic meta:table-count="0" meta:image-count="1" meta:object-count="0" meta:page-count="84" meta:paragraph-count="2340" meta:word-count="26357" meta:character-count="134482"/>
  </office:meta>
</office:document-meta>
</file>